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8.25pt"/>
    </style:style>
    <style:style style:name="P2" style:family="paragraph" style:parent-style-name="Standard">
      <style:text-properties style:font-name="monospace" fo:font-size="8.25pt" officeooo:rsid="000d99a5" officeooo:paragraph-rsid="000d99a5"/>
    </style:style>
    <style:style style:name="P3" style:family="paragraph" style:parent-style-name="Standard">
      <style:text-properties style:font-name="monospace" fo:font-size="8.25pt" officeooo:rsid="000e4e13" officeooo:paragraph-rsid="000e4e13"/>
    </style:style>
    <style:style style:name="P4" style:family="paragraph" style:parent-style-name="Standard">
      <style:text-properties style:font-name="monospace" fo:font-size="8.25pt" officeooo:rsid="000fb706" officeooo:paragraph-rsid="000fb706"/>
    </style:style>
    <style:style style:name="P5" style:family="paragraph" style:parent-style-name="Standard">
      <style:text-properties style:font-name="monospace" fo:font-size="8.25pt" officeooo:paragraph-rsid="000fb706"/>
    </style:style>
    <style:style style:name="P6" style:family="paragraph" style:parent-style-name="Standard">
      <style:text-properties style:font-name="monospace" fo:font-size="8.25pt" officeooo:rsid="00100b7b" officeooo:paragraph-rsid="00100b7b"/>
    </style:style>
    <style:style style:name="P7" style:family="paragraph" style:parent-style-name="Standard">
      <style:text-properties style:font-name="monospace" fo:font-size="8.25pt" officeooo:paragraph-rsid="00100b7b"/>
    </style:style>
    <style:style style:name="P8" style:family="paragraph" style:parent-style-name="Standard">
      <style:text-properties style:font-name="monospace" fo:font-size="9.75pt"/>
    </style:style>
    <style:style style:name="P9" style:family="paragraph" style:parent-style-name="Standard">
      <style:text-properties style:font-name="serif" fo:font-size="6pt"/>
    </style:style>
    <style:style style:name="P10" style:family="paragraph" style:parent-style-name="Standard">
      <style:text-properties officeooo:rsid="000d99a5" officeooo:paragraph-rsid="000d99a5"/>
    </style:style>
    <style:style style:name="T1" style:family="text">
      <style:text-properties officeooo:rsid="000fb706"/>
    </style:style>
    <style:style style:name="T2" style:family="text">
      <style:text-properties style:font-name="serif"/>
    </style:style>
    <style:style style:name="T3" style:family="text">
      <style:text-properties style:font-name="serif" fo:font-size="9.75pt"/>
    </style:style>
    <style:style style:name="T4" style:family="text">
      <style:text-properties fo:font-size="9.75pt"/>
    </style:style>
    <style:style style:name="T5" style:family="text">
      <style:text-properties officeooo:rsid="00100b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FORK1:</text:p>
      <text:p text:style-name="P2"/>
      <text:p text:style-name="P2"/>
      <text:p text:style-name="P1"/>
      <text:p text:style-name="P1">#include &lt;stdio.h&gt;</text:p>
      <text:p text:style-name="P9"/>
      <text:p text:style-name="P1">#include &lt;stdlib.h&gt;</text:p>
      <text:p text:style-name="P9"/>
      <text:p text:style-name="P1">#include &lt;unistd.h&gt;</text:p>
      <text:p text:style-name="P9"/>
      <text:p text:style-name="P1">int main(int argc, char * argv[]) {</text:p>
      <text:p text:style-name="P9"/>
      <text:p text:style-name="P1">printf("hello world (pid:%d)\n", (int) getpid());</text:p>
      <text:p text:style-name="P9"/>
      <text:p text:style-name="P1">int rc = fork();</text:p>
      <text:p text:style-name="P9"/>
      <text:p text:style-name="P1">if (rc &lt; 0) { // fork failed; exit</text:p>
      <text:p text:style-name="P9"/>
      <text:p text:style-name="P1">fprintf(stderr, "fork failed\n");</text:p>
      <text:p text:style-name="P9">1</text:p>
      <text:p text:style-name="P1">exit(1);</text:p>
      <text:p text:style-name="P9"/>
      <text:p text:style-name="P1">} else if (rc == 0) { // child (new process)</text:p>
      <text:p text:style-name="P9"/>
      <text:p text:style-name="P1">printf("hello, I am child (pid:%d)\n", (int) getpid());</text:p>
      <text:p text:style-name="P9"/>
      <text:p text:style-name="P1">} else { // parent goes down this path (main)</text:p>
      <text:p text:style-name="P9"/>
      <text:p text:style-name="P1">printf("hello, I am parent of %d (pid:%d)\n",</text:p>
      <text:p text:style-name="P9"/>
      <text:p text:style-name="P1">rc, (int) getpid());</text:p>
      <text:p text:style-name="P9"/>
      <text:p text:style-name="P1">}</text:p>
      <text:p text:style-name="P9"/>
      <text:p text:style-name="P1">return 0;</text:p>
      <text:p text:style-name="P2">}</text:p>
      <text:p text:style-name="Standard"/>
      <text:p text:style-name="Standard"/>
      <text:p text:style-name="Standard"/>
      <text:p text:style-name="P10">FORK2:</text:p>
      <text:p text:style-name="P10"/>
      <text:p text:style-name="P2">#include &lt;stdio.h&gt;</text:p>
      <text:p text:style-name="P9"/>
      <text:p text:style-name="P1">#include &lt;stdlib.h&gt;</text:p>
      <text:p text:style-name="P9"/>
      <text:p text:style-name="P1">#include &lt;unistd.h&gt;</text:p>
      <text:p text:style-name="P9"/>
      <text:p text:style-name="P1">#include &lt;sys/wait.h&gt;</text:p>
      <text:p text:style-name="P9"/>
      <text:p text:style-name="P9"/>
      <text:p text:style-name="P1">int main(int argc, char * argv[]) {</text:p>
      <text:p text:style-name="P9"/>
      <text:p text:style-name="P1">printf("hello world (pid:%d)\n", (int) getpid());</text:p>
      <text:p text:style-name="P9"/>
      <text:p text:style-name="P1">int rc = fork();</text:p>
      <text:p text:style-name="P9"/>
      <text:p text:style-name="P1">if (rc &lt; 0) { // fork failed; exit</text:p>
      <text:p text:style-name="P9"/>
      <text:p text:style-name="P1">fprintf(stderr, "fork failed\n");</text:p>
      <text:p text:style-name="P9"/>
      <text:p text:style-name="P1">exit(1);</text:p>
      <text:p text:style-name="P9"/>
      <text:p text:style-name="P1">} else if (rc == 0) { // child (new process)</text:p>
      <text:p text:style-name="P9"/>
      <text:p text:style-name="P1">printf("hello, I am child (pid:%d)\n", (int) getpid());</text:p>
      <text:p text:style-name="P9"/>
      <text:p text:style-name="P1">} else { // parent goes down this path (main)</text:p>
      <text:p text:style-name="P9"/>
      <text:p text:style-name="P1">int rc_wait = wait(NULL);</text:p>
      <text:p text:style-name="P9"/>
      <text:p text:style-name="P1">printf("hello, I am parent of %d (rc_wait:%d) (pid:%d)\n",</text:p>
      <text:p text:style-name="P9"/>
      <text:p text:style-name="P1">rc, rc_wait, (int) getpid());</text:p>
      <text:p text:style-name="P9"/>
      <text:p text:style-name="P1">}</text:p>
      <text:p text:style-name="P9"/>
      <text:p text:style-name="P1">return 0;</text:p>
      <text:p text:style-name="P2">}</text:p>
      <text:p text:style-name="P10"/>
      <text:p text:style-name="P10"/>
      <text:p text:style-name="P10"/>
      <text:p text:style-name="P10"><text:soft-page-break/>FORK3:</text:p>
      <text:p text:style-name="P10"/>
      <text:p text:style-name="P2">#include &lt;stdio.h&gt;</text:p>
      <text:p text:style-name="P9"/>
      <text:p text:style-name="P1">#include &lt;stdlib.h&gt;</text:p>
      <text:p text:style-name="P9"/>
      <text:p text:style-name="P1">#include &lt;unistd.h&gt;</text:p>
      <text:p text:style-name="P9"/>
      <text:p text:style-name="P1">#include &lt;string.h&gt;</text:p>
      <text:p text:style-name="P9"/>
      <text:p text:style-name="P1">#include &lt;sys/wait.h&gt;</text:p>
      <text:p text:style-name="P9"/>
      <text:p text:style-name="P9"/>
      <text:p text:style-name="P1">int main(int argc, char * argv[]) {</text:p>
      <text:p text:style-name="P9"/>
      <text:p text:style-name="P1">printf("hello world (pid:%d)\n", (int) getpid());</text:p>
      <text:p text:style-name="P9"/>
      <text:p text:style-name="P1">int rc = fork();</text:p>
      <text:p text:style-name="P9"/>
      <text:p text:style-name="P1">if (rc &lt; 0) { // fork failed; exit</text:p>
      <text:p text:style-name="P9"/>
      <text:p text:style-name="P1">fprintf(stderr, "fork failed\n");</text:p>
      <text:p text:style-name="P9"/>
      <text:p text:style-name="P1">exit(1);</text:p>
      <text:p text:style-name="P9"/>
      <text:p text:style-name="P1">} else if (rc == 0) { // child (new process)</text:p>
      <text:p text:style-name="P9"/>
      <text:p text:style-name="P1">printf("hello, I am child (pid:%d)\n", (int) getpid());</text:p>
      <text:p text:style-name="P9"/>
      <text:p text:style-name="P1">char *myargs[3];</text:p>
      <text:p text:style-name="P9"/>
      <text:p text:style-name="P1">myargs[0] = strdup("wc"); // program: "wc" (word count)</text:p>
      <text:p text:style-name="P9"/>
      <text:p text:style-name="P1">myargs[1] = strdup("p3.c"); // argument: file to count</text:p>
      <text:p text:style-name="P9"/>
      <text:p text:style-name="P1">myargs[2] = NULL; // marks end of array</text:p>
      <text:p text:style-name="P9"/>
      <text:p text:style-name="P1">execvp(myargs[0], myargs); // runs word count</text:p>
      <text:p text:style-name="P9"/>
      <text:p text:style-name="P1">printf("this shouldn’t print out");</text:p>
      <text:p text:style-name="P9"/>
      <text:p text:style-name="P1">} else { // parent goes down this path (main)</text:p>
      <text:p text:style-name="P9"/>
      <text:p text:style-name="P1">int rc_wait = wait(NULL);</text:p>
      <text:p text:style-name="P9"/>
      <text:p text:style-name="P1">printf("hello, I am parent of %d (rc_wait:%d) (pid:%d)\n",</text:p>
      <text:p text:style-name="P9"/>
      <text:p text:style-name="P1">rc, rc_wait, (int) getpid());</text:p>
      <text:p text:style-name="P9"/>
      <text:p text:style-name="P1">}</text:p>
      <text:p text:style-name="P9"/>
      <text:p text:style-name="P1">return 0;</text:p>
      <text:p text:style-name="P2">}</text:p>
      <text:p text:style-name="P2"/>
      <text:p text:style-name="P2"/>
      <text:p text:style-name="P2"/>
      <text:p text:style-name="P3">FORK4 with redirection:</text:p>
      <text:p text:style-name="P3"/>
      <text:p text:style-name="P3">#include &lt;stdio.h&gt;</text:p>
      <text:p text:style-name="P9"/>
      <text:p text:style-name="P1">#include &lt;stdlib.h&gt;</text:p>
      <text:p text:style-name="P9"/>
      <text:p text:style-name="P1">#include &lt;unistd.h&gt;</text:p>
      <text:p text:style-name="P9"/>
      <text:p text:style-name="P1">#include &lt;string.h&gt;</text:p>
      <text:p text:style-name="P9"/>
      <text:p text:style-name="P1">#include &lt;fcntl.h&gt;</text:p>
      <text:p text:style-name="P9"/>
      <text:p text:style-name="P1">#include &lt;sys/wait.h&gt;</text:p>
      <text:p text:style-name="P9"/>
      <text:p text:style-name="P9"/>
      <text:p text:style-name="P1">int main(int argc, char *argv[]) {</text:p>
      <text:p text:style-name="P9"/>
      <text:p text:style-name="P1">int rc = fork();</text:p>
      <text:p text:style-name="P9"/>
      <text:p text:style-name="P1">if (rc &lt; 0) { // fork failed; exit</text:p>
      <text:p text:style-name="P9"/>
      <text:p text:style-name="P1">fprintf(stderr, "fork failed\n");</text:p>
      <text:p text:style-name="P9"/>
      <text:p text:style-name="P1">exit(1);</text:p>
      <text:p text:style-name="P9"/>
      <text:p text:style-name="P1">} else if (rc == 0) { // child: redirect standard output to a file</text:p>
      <text:p text:style-name="P9"/>
      <text:p text:style-name="P1">close(STDOUT_FILENO);</text:p>
      <text:p text:style-name="P9"/>
      <text:p text:style-name="P1"><text:soft-page-break/>open("./p4.output", O_CREAT|O_WRONLY|O_TRUNC, S_IRWXU</text:p>
      <text:p text:style-name="P1">);</text:p>
      <text:p text:style-name="P9"/>
      <text:p text:style-name="P9"/>
      <text:p text:style-name="P1">// now exec "wc"...</text:p>
      <text:p text:style-name="P9"/>
      <text:p text:style-name="P1">char *myargs[3];</text:p>
      <text:p text:style-name="P9"/>
      <text:p text:style-name="P1">myargs[0] = strdup("wc"); // program: "wc" (word count)</text:p>
      <text:p text:style-name="P9"/>
      <text:p text:style-name="P1">myargs[1] = strdup("p4.c"); // argument: file to count</text:p>
      <text:p text:style-name="P9"/>
      <text:p text:style-name="P1">myargs[2] = NULL; // marks end of array</text:p>
      <text:p text:style-name="P9"/>
      <text:p text:style-name="P1">execvp(myargs[0], myargs); // runs word count</text:p>
      <text:p text:style-name="P9"/>
      <text:p text:style-name="P1">} else { // parent goes down this path (main)</text:p>
      <text:p text:style-name="P9"/>
      <text:p text:style-name="P1">int rc_wait = wait(NULL);</text:p>
      <text:p text:style-name="P9"/>
      <text:p text:style-name="P1">}</text:p>
      <text:p text:style-name="P9"/>
      <text:p text:style-name="P1">return 0;</text:p>
      <text:p text:style-name="P3">}</text:p>
      <text:p text:style-name="P3"/>
      <text:p text:style-name="P5"><text:span text:style-name="T1">Q. 5. </text:span><text:span text:style-name="T3">Write a program that calls </text:span><text:span text:style-name="T4">fork()</text:span><text:span text:style-name="T3">. Before calling </text:span><text:span text:style-name="T4">fork()</text:span><text:span text:style-name="T3">, have the main process access a variable (e.g.,</text:span><text:span text:style-name="T4">x </text:span><text:span text:style-name="T3">) and set its value to something (e.g., </text:span><text:span text:style-name="T4">100 </text:span><text:span text:style-name="T3">). What value is the variable in the child process? What happens to the variable when both the child and parent change the value of</text:span></text:p>
      <text:p text:style-name="P8">x <text:span text:style-name="T2">?</text:span></text:p>
      <text:p text:style-name="P4"/>
      <text:p text:style-name="P7"><text:span text:style-name="T5">Q.6. </text:span><text:span text:style-name="T3">Write a slight modification of the previous program, this time using </text:span><text:span text:style-name="T4">waitpid() </text:span><text:span text:style-name="T3">instead of</text:span></text:p>
      <text:p text:style-name="P8">wait()<text:span text:style-name="T2">. When would </text:span>waitpid()<text:span text:style-name="T2">be useful?</text:span></text:p>
      <text:p text:style-name="P6"/>
      <text:p text:style-name="P3"/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09:52:33.452711880</meta:creation-date>
    <dc:date>2019-01-25T10:06:49.313853571</dc:date>
    <meta:editing-duration>PT4M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3" meta:paragraph-count="97" meta:word-count="476" meta:character-count="2906" meta:non-whitespace-character-count="2527"/>
  </office:meta>
</office:document-meta>
</file>